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ServerAttributes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getRemoteType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moteCacheServerAttributes.setUseRegistryKeepAlive( boolean useRegistryKeepAl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moteCacheServerAttributes.setRemoteType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getLocalClusterConsist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getRemot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setGetOnly( boolean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getServic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setAllowClusterGet( boolean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isAllowCluste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getRemote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RemoteCacheServer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setConfigFile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moteCacheServerAttributes.isUseRegistryKeepA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getGet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setRemotePort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getRemot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setRemoteHos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isStar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setStartRegistry( boolean start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isLocalClusterConsist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getRemoveUponRemote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setServicePort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getRegistryKeepAliveDelay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setClusterServer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moteCacheServerAttributes.setRmiSocketFactoryTimeoutMillis( int rmiSocketFactoryTimeout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getConfig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getClusterSer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getAllowCluste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setRemoteService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setRegistryKeepAliveDelayMillis( long registryKeepAliveDelay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getRmiSocketFactoryTimeout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setRemoteTypeName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moteCacheServerAttributes.setRemoveUponRemotePut( boolean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Attributes.setLocalClusterConsistency( boolean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